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9d4" officeooo:paragraph-rsid="000119d4"/>
    </style:style>
    <style:style style:name="P2" style:family="paragraph" style:parent-style-name="Standard">
      <style:text-properties officeooo:rsid="0001ade0" officeooo:paragraph-rsid="0001ade0"/>
    </style:style>
    <style:style style:name="P3" style:family="paragraph" style:parent-style-name="Standard">
      <style:text-properties officeooo:rsid="0002242f" officeooo:paragraph-rsid="0002242f"/>
    </style:style>
    <style:style style:name="P4" style:family="paragraph" style:parent-style-name="Standard">
      <style:text-properties officeooo:rsid="00030697" officeooo:paragraph-rsid="00030697"/>
    </style:style>
    <style:style style:name="P5" style:family="paragraph" style:parent-style-name="Standard">
      <style:text-properties officeooo:rsid="000119d4" officeooo:paragraph-rsid="000119d4"/>
    </style:style>
    <style:style style:name="P6" style:family="paragraph" style:parent-style-name="Standard">
      <style:text-properties officeooo:rsid="000413a7" officeooo:paragraph-rsid="000413a7"/>
    </style:style>
    <style:style style:name="P7" style:family="paragraph" style:parent-style-name="Standard">
      <style:text-properties fo:font-size="14pt" fo:font-weight="bold" officeooo:rsid="000119d4" officeooo:paragraph-rsid="000119d4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2242f" officeooo:paragraph-rsid="0002242f" style:font-size-asian="14pt" style:font-weight-asian="bold" style:font-size-complex="14pt" style:font-weight-complex="bold"/>
    </style:style>
    <style:style style:name="P9" style:family="paragraph" style:parent-style-name="Standard">
      <style:text-properties fo:font-weight="bold" officeooo:rsid="000119d4" officeooo:paragraph-rsid="000119d4" style:font-weight-asian="bold" style:font-weight-complex="bold"/>
    </style:style>
    <style:style style:name="P10" style:family="paragraph" style:parent-style-name="Standard">
      <style:text-properties fo:font-weight="bold" officeooo:rsid="0002242f" officeooo:paragraph-rsid="0002242f" style:font-weight-asian="bold" style:font-weight-complex="bold"/>
    </style:style>
    <style:style style:name="P11" style:family="paragraph" style:parent-style-name="Standard">
      <style:text-properties fo:font-weight="bold" officeooo:rsid="00030697" officeooo:paragraph-rsid="00030697" style:font-weight-asian="bold" style:font-weight-complex="bold"/>
    </style:style>
    <style:style style:name="T1" style:family="text">
      <style:text-properties officeooo:rsid="000413a7"/>
    </style:style>
    <style:style style:name="T2" style:family="text">
      <style:text-properties officeooo:rsid="000441c3"/>
    </style:style>
    <style:style style:name="T3" style:family="text">
      <style:text-properties officeooo:rsid="0004dc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elimitacion</text:p>
      <text:p text:style-name="P1"/>
      <text:p text:style-name="P9">Delimitacion Espacial</text:p>
      <text:p text:style-name="P1"/>
      <text:p text:style-name="P1">Mi investigacion se realizaraa nivel nacional en Bolivia.</text:p>
      <text:p text:style-name="P1"/>
      <text:p text:style-name="P9">Delimitacion Temporal</text:p>
      <text:p text:style-name="P1"/>
      <text:p text:style-name="P1">Mi investigacion se realizara en todo el transcurso del ano 2020</text:p>
      <text:p text:style-name="P1"/>
      <text:p text:style-name="P9">Delimitacion Sustantiva/cientifica</text:p>
      <text:p text:style-name="P1"/>
      <text:p text:style-name="P1">Metodologia <text:s/>de desarrollo <text:s/>scrum</text:p>
      <text:p text:style-name="P1"/>
      <text:p text:style-name="P1">Base de datos SQL</text:p>
      <text:p text:style-name="P1"/>
      <text:p text:style-name="P1">Programacion Web HTML,CSS,JS</text:p>
      <text:p text:style-name="P1"/>
      <text:p text:style-name="P6">Lenguaje de programacion:Python, JavaScript</text:p>
      <text:p text:style-name="P6"/>
      <text:p text:style-name="P6">Backend framework: Django 2.2.5</text:p>
      <text:p text:style-name="P6"/>
      <text:p text:style-name="P6">Front end framework: React JS.</text:p>
      <text:p text:style-name="P1"/>
      <text:p text:style-name="P1">Programacion orientada a objetos</text:p>
      <text:p text:style-name="P1"/>
      <text:p text:style-name="P6">Programacion funcional</text:p>
      <text:p text:style-name="P1"/>
      <text:p text:style-name="P1">Programacion defensiva</text:p>
      <text:p text:style-name="P1"/>
      <text:p text:style-name="P2">Inteligencia de negocios</text:p>
      <text:p text:style-name="P2"/>
      <text:p text:style-name="P8">Justificacion</text:p>
      <text:p text:style-name="P3"/>
      <text:p text:style-name="P10">Justificacion Teorica</text:p>
      <text:p text:style-name="P3"/>
      <text:p text:style-name="P3">Ver aplicado la inteligencia de negocios en los salones de belleza, ver como esta informacion puede ayudar en la toma de decisione<text:span text:style-name="T1">s</text:span>,</text:p>
      <text:p text:style-name="P3"/>
      <text:p text:style-name="P10">Justificacion Social</text:p>
      <text:p text:style-name="P3"/>
      <text:p text:style-name="P3">Generar fuentes de trabajo, aunque el proyecto tenga duracion de 1 ano, se desarrollara<text:span text:style-name="T2">n actualizaciones</text:span> por muchos mas generando multiples fuentes de empleo <text:span text:style-name="T1">por tiempo duradero</text:span>.</text:p>
      <text:p text:style-name="P3"/>
      <text:p text:style-name="P10">Justificacion practica</text:p>
      <text:p text:style-name="P3"/>
      <text:p text:style-name="P3">Mi justificacion practica seria realizar una innovacion en el area de los salones de belleza, permitiendo realizar reserveas y administrarlas en pocos simples pasos.</text:p>
      <text:p text:style-name="P3"/>
      <text:p text:style-name="P10">Justificacion metodologica</text:p>
      <text:p text:style-name="P3"/>
      <text:p text:style-name="P3"><text:soft-page-break/>Me gustaria poder marcar un paso para ayudar a los proximos egresados de la carrera de ingenieria de sistemas para que puedan ayudarse con mi proyecto de tesis <text:span text:style-name="T3">enfocado al desarrollo de software</text:span>.</text:p>
      <text:p text:style-name="P3"/>
      <text:p text:style-name="P11">Justificacion Individual</text:p>
      <text:p text:style-name="P4"/>
      <text:p text:style-name="P4">La revelancia para mi seria ayudar en el negocio familiar que tenemos de una Barberia, para asi poder mejorar todo nuestros procesos y simplificar nuestros trabaj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7:11:24.932723309</meta:creation-date>
    <dc:date>2019-09-09T18:07:42.904081938</dc:date>
    <meta:editing-duration>PT24M27S</meta:editing-duration>
    <meta:editing-cycles>8</meta:editing-cycles>
    <meta:generator>LibreOffice/6.2.6.2$Linux_X86_64 LibreOffice_project/20$Build-2</meta:generator>
    <meta:document-statistic meta:table-count="0" meta:image-count="0" meta:object-count="0" meta:page-count="2" meta:paragraph-count="27" meta:word-count="203" meta:character-count="1452" meta:non-whitespace-character-count="1274"/>
  </office:meta>
</office:document-meta>
</file>